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3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7">
      <style:table-cell-properties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18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19" style:family="table-cell" style:parent-style-name="Default" style:data-style-name="N37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20" style:family="table-cell" style:parent-style-name="Default" style:data-style-name="N3">
      <style:table-cell-properties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21" style:family="table-cell" style:parent-style-name="Default" style:data-style-name="N37">
      <style:table-cell-properties fo:background-color="#FFFFFF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3" style:family="table-cell" style:parent-style-name="Default" style:data-style-name="N38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24" style:family="table-cell" style:parent-style-name="Default" style:data-style-name="N38">
      <style:table-cell-properties fo:background-color="#FFFFFF"/>
    </style:style>
    <style:style style:name="ce25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6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27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37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24.9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2.9pt" style:use-optimal-row-height="false" fo:break-before="auto"/>
    </style:style>
    <style:style style:name="ro5" style:family="table-row">
      <style:table-row-properties style:row-height="13.2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301" table:style-name="ta1">
        <table:table-column table:style-name="co1" table:default-cell-style-name="ce4"/>
        <table:table-column table:style-name="co2" table:number-columns-repeated="18" table:default-cell-style-name="ce4"/>
        <table:table-column table:style-name="co3" table:number-columns-repeated="16365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26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TSGB0602 (RAI0301)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6">
            <text:p>National railways: passenger revenue<text:span text:style-name="T2">1</text:span>, annual from 2000/01</text:p>
          </table:table-cell>
          <table:table-cell table:number-columns-repeated="16383" table:style-name="ce4"/>
        </table:table-row>
        <table:table-row table:style-name="ro1">
          <table:table-cell table:number-columns-repeated="8" table:style-name="ce7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3" table:style-name="ce9"/>
          <table:table-cell table:number-columns-repeated="2" table:style-name="ce10"/>
          <table:table-cell office:value-type="string" table:style-name="ce10">
            <text:p>£ Million</text:p>
          </table:table-cell>
          <table:table-cell table:number-columns-repeated="16365"/>
        </table:table-row>
        <table:table-row table:style-name="ro2">
          <table:table-cell table:style-name="ce7"/>
          <table:table-cell office:value-type="string" table:style-name="ce11">
            <text:p>2000/01</text:p>
          </table:table-cell>
          <table:table-cell office:value-type="string" table:style-name="ce11">
            <text:p>2001/02</text:p>
          </table:table-cell>
          <table:table-cell office:value-type="string" table:style-name="ce11">
            <text:p>2002/03</text:p>
          </table:table-cell>
          <table:table-cell office:value-type="string" table:style-name="ce11">
            <text:p>2003/04<text:span text:style-name="T3">3</text:span></text:p>
          </table:table-cell>
          <table:table-cell office:value-type="string" table:style-name="ce11">
            <text:p>2004/05</text:p>
          </table:table-cell>
          <table:table-cell office:value-type="string" table:style-name="ce11">
            <text:p>2005/06</text:p>
          </table:table-cell>
          <table:table-cell office:value-type="string" table:style-name="ce11">
            <text:p>2006/07</text:p>
          </table:table-cell>
          <table:table-cell office:value-type="string" table:style-name="ce11">
            <text:p>2007/08<text:span text:style-name="T3">3</text:span></text:p>
          </table:table-cell>
          <table:table-cell office:value-type="string" table:style-name="ce11">
            <text:p>2008/09</text:p>
          </table:table-cell>
          <table:table-cell office:value-type="string" table:style-name="ce11">
            <text:p>2009/10</text:p>
          </table:table-cell>
          <table:table-cell office:value-type="string" table:style-name="ce11">
            <text:p>2010/11</text:p>
          </table:table-cell>
          <table:table-cell office:value-type="string" table:style-name="ce9">
            <text:p>2011/12</text:p>
          </table:table-cell>
          <table:table-cell office:value-type="string" table:style-name="ce9">
            <text:p>2012/13</text:p>
          </table:table-cell>
          <table:table-cell office:value-type="string" table:style-name="ce9">
            <text:p>2013/14</text:p>
          </table:table-cell>
          <table:table-cell office:value-type="string" table:style-name="ce9">
            <text:p>2014/15</text:p>
          </table:table-cell>
          <table:table-cell office:value-type="string" table:style-name="ce9">
            <text:p>2015/16</text:p>
          </table:table-cell>
          <table:table-cell office:value-type="string" table:style-name="ce9">
            <text:p>2016/17</text:p>
          </table:table-cell>
          <table:table-cell office:value-type="string" table:style-name="ce9">
            <text:p>2017/18</text:p>
          </table:table-cell>
          <table:table-cell table:number-columns-repeated="16365" table:style-name="ce12"/>
        </table:table-row>
        <table:table-row table:style-name="ro1">
          <table:table-cell office:value-type="string" table:style-name="ce4">
            <text:p>Ordinary fares</text:p>
          </table:table-cell>
          <table:table-cell office:value-type="float" office:value="2463" table:style-name="ce13">
            <text:p>2,463</text:p>
          </table:table-cell>
          <table:table-cell office:value-type="float" office:value="2585" table:style-name="ce13">
            <text:p>2,585</text:p>
          </table:table-cell>
          <table:table-cell office:value-type="float" office:value="2692.9053089999998" table:style-name="ce27">
            <text:p>2,693</text:p>
          </table:table-cell>
          <table:table-cell office:value-type="float" office:value="2889.6282255462038" table:style-name="ce28">
            <text:p>2,890</text:p>
          </table:table-cell>
          <table:table-cell office:value-type="float" office:value="3087.526789650864" table:style-name="ce14">
            <text:p>3,088</text:p>
          </table:table-cell>
          <table:table-cell office:value-type="float" office:value="3322.8848390000003" table:style-name="ce14">
            <text:p>3,323</text:p>
          </table:table-cell>
          <table:table-cell office:value-type="float" office:value="3713.7790565817081" table:style-name="ce29">
            <text:p>3,714</text:p>
          </table:table-cell>
          <table:table-cell office:value-type="float" office:value="4120.1329390651499" table:style-name="ce28">
            <text:p>4,120</text:p>
          </table:table-cell>
          <table:table-cell office:value-type="float" office:value="4442.80669547461" table:style-name="ce14">
            <text:p>4,443</text:p>
          </table:table-cell>
          <table:table-cell office:value-type="float" office:value="4607.7658215113006" table:style-name="ce14">
            <text:p>4,608</text:p>
          </table:table-cell>
          <table:table-cell office:value-type="float" office:value="4965.3090363625606" table:style-name="ce14">
            <text:p>4,965</text:p>
          </table:table-cell>
          <table:table-cell office:value-type="float" office:value="5446.7867766598756" table:style-name="ce14">
            <text:p>5,447</text:p>
          </table:table-cell>
          <table:table-cell office:value-type="float" office:value="5816.2856012998745" table:style-name="ce15">
            <text:p>5,816</text:p>
          </table:table-cell>
          <table:table-cell office:value-type="float" office:value="6161.5737268399043" table:style-name="ce15">
            <text:p>6,162</text:p>
          </table:table-cell>
          <table:table-cell office:value-type="float" office:value="6649.3886069998343" table:style-name="ce15">
            <text:p>6,649</text:p>
          </table:table-cell>
          <table:table-cell office:value-type="float" office:value="7007.7958218599388" table:style-name="ce15">
            <text:p>7,008</text:p>
          </table:table-cell>
          <table:table-cell office:value-type="float" office:value="7269.2276933099747" table:style-name="ce15">
            <text:p>7,269</text:p>
          </table:table-cell>
          <table:table-cell office:value-type="float" office:value="7583.5571756199852" table:style-name="ce15">
            <text:p>7,584</text:p>
          </table:table-cell>
          <table:table-cell table:number-columns-repeated="16365" table:style-name="ce2"/>
        </table:table-row>
        <table:table-row table:style-name="ro1">
          <table:table-cell office:value-type="string" table:style-name="ce4">
            <text:p>Season tickets</text:p>
          </table:table-cell>
          <table:table-cell office:value-type="float" office:value="950" table:style-name="ce13">
            <text:p>950</text:p>
          </table:table-cell>
          <table:table-cell office:value-type="float" office:value="964" table:style-name="ce13">
            <text:p>964</text:p>
          </table:table-cell>
          <table:table-cell office:value-type="float" office:value="969.8834690000001" table:style-name="ce27">
            <text:p>970</text:p>
          </table:table-cell>
          <table:table-cell office:value-type="float" office:value="1011.4839454537921" table:style-name="ce14">
            <text:p>1,011</text:p>
          </table:table-cell>
          <table:table-cell office:value-type="float" office:value="1070.9022313848589" table:style-name="ce14">
            <text:p>1,071</text:p>
          </table:table-cell>
          <table:table-cell office:value-type="float" office:value="1170" table:style-name="ce14">
            <text:p>1,170</text:p>
          </table:table-cell>
          <table:table-cell office:value-type="float" office:value="1298.137652941273" table:style-name="ce29">
            <text:p>1,298</text:p>
          </table:table-cell>
          <table:table-cell office:value-type="float" office:value="1434.3868089136749" table:style-name="ce29">
            <text:p>1,434</text:p>
          </table:table-cell>
          <table:table-cell office:value-type="float" office:value="1561.2052979281361" table:style-name="ce14">
            <text:p>1,561</text:p>
          </table:table-cell>
          <table:table-cell office:value-type="float" office:value="1571.0667659093999" table:style-name="ce14">
            <text:p>1,571</text:p>
          </table:table-cell>
          <table:table-cell office:value-type="float" office:value="1654.2041143353981" table:style-name="ce14">
            <text:p>1,654</text:p>
          </table:table-cell>
          <table:table-cell office:value-type="float" office:value="1781.7606771499884" table:style-name="ce14">
            <text:p>1,782</text:p>
          </table:table-cell>
          <table:table-cell office:value-type="float" office:value="1890.4968744099897" table:style-name="ce15">
            <text:p>1,890</text:p>
          </table:table-cell>
          <table:table-cell office:value-type="float" office:value="2041.1202436399851" table:style-name="ce15">
            <text:p>2,041</text:p>
          </table:table-cell>
          <table:table-cell office:value-type="float" office:value="2153.3808061799818" table:style-name="ce15">
            <text:p>2,153</text:p>
          </table:table-cell>
          <table:table-cell office:value-type="float" office:value="2205.1660907399951" table:style-name="ce15">
            <text:p>2,205</text:p>
          </table:table-cell>
          <table:table-cell office:value-type="float" office:value="2171.4884617299936" table:style-name="ce15">
            <text:p>2,171</text:p>
          </table:table-cell>
          <table:table-cell office:value-type="float" office:value="2071.8528957199856" table:style-name="ce15">
            <text:p>2,072</text:p>
          </table:table-cell>
          <table:table-cell table:number-columns-repeated="16365" table:style-name="ce2"/>
        </table:table-row>
        <table:table-row table:style-name="ro3">
          <table:table-cell office:value-type="string" table:style-name="ce16">
            <text:p>All tickets (current prices)</text:p>
          </table:table-cell>
          <table:table-cell office:value-type="float" office:value="3413" table:style-name="ce13">
            <text:p>3,413</text:p>
          </table:table-cell>
          <table:table-cell office:value-type="float" office:value="3548" table:style-name="ce13">
            <text:p>3,548</text:p>
          </table:table-cell>
          <table:table-cell office:value-type="float" office:value="3662.7887780000001" table:style-name="ce13">
            <text:p>3,663</text:p>
          </table:table-cell>
          <table:table-cell office:value-type="float" office:value="3901.1121709999902" table:style-name="ce14">
            <text:p>3,901</text:p>
          </table:table-cell>
          <table:table-cell office:value-type="float" office:value="4158.4290210357203" table:style-name="ce14">
            <text:p>4,158</text:p>
          </table:table-cell>
          <table:table-cell office:value-type="float" office:value="4492.8848390000003" table:style-name="ce14">
            <text:p>4,493</text:p>
          </table:table-cell>
          <table:table-cell office:value-type="float" office:value="5011.9167095229805" table:style-name="ce14">
            <text:p>5,012</text:p>
          </table:table-cell>
          <table:table-cell office:value-type="float" office:value="5554.5197479788303" table:style-name="ce14">
            <text:p>5,555</text:p>
          </table:table-cell>
          <table:table-cell office:value-type="float" office:value="6004.0119934027498" table:style-name="ce14">
            <text:p>6,004</text:p>
          </table:table-cell>
          <table:table-cell office:value-type="float" office:value="6178.8325874207003" table:style-name="ce14">
            <text:p>6,179</text:p>
          </table:table-cell>
          <table:table-cell office:value-type="float" office:value="6619.5131506979596" table:style-name="ce14">
            <text:p>6,620</text:p>
          </table:table-cell>
          <table:table-cell office:value-type="float" office:value="7228.5474538098642" table:style-name="ce14">
            <text:p>7,229</text:p>
          </table:table-cell>
          <table:table-cell office:value-type="float" office:value="7706.7824757098642" table:style-name="ce15">
            <text:p>7,707</text:p>
          </table:table-cell>
          <table:table-cell office:value-type="float" office:value="8202.6939704798897" table:style-name="ce15">
            <text:p>8,203</text:p>
          </table:table-cell>
          <table:table-cell office:value-type="float" office:value="8802.7694131798162" table:style-name="ce15">
            <text:p>8,803</text:p>
          </table:table-cell>
          <table:table-cell office:value-type="float" office:value="9212.9619125999343" table:style-name="ce15">
            <text:p>9,213</text:p>
          </table:table-cell>
          <table:table-cell office:value-type="float" office:value="9440.7161550399687" table:style-name="ce15">
            <text:p>9,441</text:p>
          </table:table-cell>
          <table:table-cell office:value-type="float" office:value="9655.4100713399712" table:style-name="ce15">
            <text:p>9,655</text:p>
          </table:table-cell>
          <table:table-cell table:number-columns-repeated="16365" table:style-name="ce2"/>
        </table:table-row>
        <table:table-row table:style-name="ro3">
          <table:table-cell office:value-type="string" table:style-name="ce17">
            <text:p>All tickets (2017/18 prices)<text:span text:style-name="T4">2</text:span></text:p>
          </table:table-cell>
          <table:table-cell office:value-type="float" office:value="4780.7444647419097" table:style-name="ce18">
            <text:p>4,781</text:p>
          </table:table-cell>
          <table:table-cell office:value-type="float" office:value="4909.5384733519604" table:style-name="ce18">
            <text:p>4,910</text:p>
          </table:table-cell>
          <table:table-cell office:value-type="float" office:value="4952.4891586572203" table:style-name="ce18">
            <text:p>4,952</text:p>
          </table:table-cell>
          <table:table-cell office:value-type="float" office:value="5161.7497502611004" table:style-name="ce18">
            <text:p>5,162</text:p>
          </table:table-cell>
          <table:table-cell office:value-type="float" office:value="5353.22186278152" table:style-name="ce18">
            <text:p>5,353</text:p>
          </table:table-cell>
          <table:table-cell office:value-type="float" office:value="5636.6221556316304" table:style-name="ce18">
            <text:p>5,637</text:p>
          </table:table-cell>
          <table:table-cell office:value-type="float" office:value="6096.8337625127497" table:style-name="ce18">
            <text:p>6,097</text:p>
          </table:table-cell>
          <table:table-cell office:value-type="float" office:value="6593.2031431690802" table:style-name="ce18">
            <text:p>6,593</text:p>
          </table:table-cell>
          <table:table-cell office:value-type="float" office:value="6946.1002957696001" table:style-name="ce18">
            <text:p>6,946</text:p>
          </table:table-cell>
          <table:table-cell office:value-type="float" office:value="7045.9791065237396" table:style-name="ce18">
            <text:p>7,046</text:p>
          </table:table-cell>
          <table:table-cell office:value-type="float" office:value="7413.05953792117" table:style-name="ce18">
            <text:p>7,413</text:p>
          </table:table-cell>
          <table:table-cell office:value-type="float" office:value="7980.1808248717798" table:style-name="ce18">
            <text:p>7,980</text:p>
          </table:table-cell>
          <table:table-cell office:value-type="float" office:value="8334.97954764522" table:style-name="ce18">
            <text:p>8,335</text:p>
          </table:table-cell>
          <table:table-cell office:value-type="float" office:value="8722.34139886306" table:style-name="ce18">
            <text:p>8,722</text:p>
          </table:table-cell>
          <table:table-cell office:value-type="float" office:value="9226.6793908603795" table:style-name="ce19">
            <text:p>9,227</text:p>
          </table:table-cell>
          <table:table-cell office:value-type="float" office:value="9591.9404638858905" table:style-name="ce19">
            <text:p>9,592</text:p>
          </table:table-cell>
          <table:table-cell office:value-type="float" office:value="9616.6770038807408" table:style-name="ce19">
            <text:p>9,617</text:p>
          </table:table-cell>
          <table:table-cell office:value-type="float" office:value="9655.4100713399694" table:style-name="ce19">
            <text:p>9,655</text:p>
          </table:table-cell>
          <table:table-cell table:number-columns-repeated="16365" table:style-name="ce2"/>
        </table:table-row>
        <table:table-row table:style-name="ro4">
          <table:table-cell table:style-name="ce16"/>
          <table:table-cell table:number-columns-repeated="17" table:style-name="ce20"/>
          <table:table-cell table:number-columns-repeated="16366" table:style-name="ce2"/>
        </table:table-row>
        <table:table-row table:style-name="ro4">
          <table:table-cell office:value-type="string" table:style-name="ce4">
            <text:p>1 Franchised operators only.</text:p>
          </table:table-cell>
          <table:table-cell table:number-columns-repeated="3" table:style-name="ce4"/>
          <table:table-cell table:style-name="ce21"/>
          <table:table-cell table:number-columns-repeated="6" table:style-name="ce4"/>
          <table:table-cell table:style-name="ce22"/>
          <table:table-cell table:number-columns-repeated="16372" table:style-name="ce4"/>
        </table:table-row>
        <table:table-row table:style-name="ro4">
          <table:table-cell office:value-type="string" table:style-name="ce4">
            <text:p>2 Adjusted to 2017/18 prices using the GDP market price deflator.</text:p>
          </table:table-cell>
          <table:table-cell table:number-columns-repeated="8" table:style-name="ce4"/>
          <table:table-cell table:number-columns-repeated="2" table:style-name="ce23"/>
          <table:table-cell table:number-columns-repeated="16373" table:style-name="ce4"/>
        </table:table-row>
        <table:table-row table:style-name="ro4">
          <table:table-cell office:value-type="string" table:style-name="ce4">
            <text:p>3 Break in series due to change in methodology (see Notes and Definitions).</text:p>
          </table:table-cell>
          <table:table-cell table:style-name="ce24"/>
          <table:table-cell table:number-columns-repeated="7" table:style-name="ce4"/>
          <table:table-cell table:number-columns-repeated="2" table:style-name="ce22"/>
          <table:table-cell table:number-columns-repeated="4" table:style-name="ce4"/>
          <table:table-cell table:number-columns-repeated="2" table:style-name="ce25"/>
          <table:table-cell table:style-name="ce4"/>
          <table:table-cell office:value-type="string" table:style-name="ce25">
            <text:p>Source: Office of Rail and Road (ORR)</text:p>
          </table:table-cell>
          <table:table-cell table:number-columns-repeated="16365"/>
        </table:table-row>
        <table:table-row table:style-name="ro4">
          <table:table-cell table:number-columns-repeated="2" table:style-name="ce4"/>
          <table:table-cell table:number-columns-repeated="6" table:style-name="ce24"/>
          <table:table-cell table:style-name="ce4"/>
          <table:table-cell table:number-columns-repeated="2" table:style-name="ce22"/>
          <table:table-cell table:number-columns-repeated="4" table:style-name="ce4"/>
          <table:table-cell table:number-columns-repeated="2" table:style-name="ce22"/>
          <table:table-cell table:style-name="ce4"/>
          <table:table-cell office:value-type="string" table:style-name="ce22">
            <text:p>Last updated: 06 December 2018</text:p>
          </table:table-cell>
          <table:table-cell table:number-columns-repeated="16365"/>
        </table:table-row>
        <table:table-row table:style-name="ro4">
          <table:table-cell table:number-columns-repeated="15"/>
          <table:table-cell table:number-columns-repeated="2" table:style-name="ce22"/>
          <table:table-cell table:style-name="ce4"/>
          <table:table-cell office:value-type="string" table:style-name="ce22">
            <text:p>Next updated: November 2019</text:p>
          </table:table-cell>
          <table:table-cell table:number-columns-repeated="16365"/>
        </table:table-row>
        <table:table-row table:style-name="ro4">
          <table:table-cell table:number-columns-repeated="15"/>
          <table:table-cell table:number-columns-repeated="2" table:style-name="ce22"/>
          <table:table-cell table:style-name="ce4"/>
          <table:table-cell office:value-type="string" table:style-name="ce22">
            <text:p>Telephone: 020 7944 2419</text:p>
          </table:table-cell>
          <table:table-cell table:number-columns-repeated="16365"/>
        </table:table-row>
        <table:table-row table:style-name="ro5">
          <table:table-cell table:number-columns-repeated="15"/>
          <table:table-cell table:number-columns-repeated="3" table:style-name="ce4"/>
          <table:table-cell office:value-type="string" table:style-name="ce22">
            <text:p>Email: rail.stats@dft.gov.uk</text:p>
          </table:table-cell>
          <table:table-cell table:number-columns-repeated="16365"/>
        </table:table-row>
        <table:table-row table:number-rows-repeated="104855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  <number:text> </number:text>
    </number:number-style>
    <number:number-style style:name="N37P0" number:language="en" number:country="US">
      <number:number number:decimal-places="0" number:min-integer-digits="1" number:grouping="true"/>
    </number:number-style>
    <number:number-style style:name="N37" number:language="en" number:country="US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">
      <number:number number:decimal-places="1" number:min-integer-digits="1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404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ublication_style" style:family="table-cell" style:data-style-name="N39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Renee Davis</dc:creator>
    <meta:creation-date>2011-11-07T17:44:10Z</meta:creation-date>
    <dc:date>2018-11-02T13:20:15Z</dc:date>
    <meta:print-date>2013-10-31T19:11:54Z</meta:print-date>
  </office:meta>
</office:document-meta>
</file>